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334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4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4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4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4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0688" calcext:value-type="float">
            <text:p>53.5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4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0064" calcext:value-type="float">
            <text:p>53.0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4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4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4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3872" calcext:value-type="float">
            <text:p>51.5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4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644" calcext:value-type="float">
            <text:p>51.5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4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1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4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4624" calcext:value-type="float">
            <text:p>51.4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4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2872" calcext:value-type="float">
            <text:p>51.1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4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1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